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7.542cm"/>
    </style:style>
    <style:style style:name="co7" style:family="table-column">
      <style:table-column-properties fo:break-before="auto" style:column-width="5.745cm"/>
    </style:style>
    <style:style style:name="co8" style:family="table-column">
      <style:table-column-properties fo:break-before="auto" style:column-width="4.438cm"/>
    </style:style>
    <style:style style:name="co9" style:family="table-column">
      <style:table-column-properties fo:break-before="auto" style:column-width="3.702cm"/>
    </style:style>
    <style:style style:name="co10" style:family="table-column">
      <style:table-column-properties fo:break-before="auto" style:column-width="7.297cm"/>
    </style:style>
    <style:style style:name="co11" style:family="table-column">
      <style:table-column-properties fo:break-before="auto" style:column-width="5.419cm"/>
    </style:style>
    <style:style style:name="co12" style:family="table-column">
      <style:table-column-properties fo:break-before="auto" style:column-width="5.854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c9211e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3" table:number-columns-repeated="55" table:default-cell-style-name="ce2"/>
        <table:table-row table:style-name="ro1">
          <table:table-cell office:value-type="string" calcext:value-type="string">
            <text:p>f(x) = x² + 2x + 1</text:p>
          </table:table-cell>
          <table:table-cell table:number-columns-repeated="4"/>
          <table:table-cell table:style-name="ce5"/>
          <table:table-cell table:style-name="ce3" office:value-type="string" calcext:value-type="string">
            <text:p>Suma de Rectángulos Exteriores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f(x)</text:p>
          </table:table-cell>
          <table:table-cell table:style-name="ce3" office:value-type="string" calcext:value-type="string">
            <text:p>Área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Limite Inferio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([.F3]^ 2)+2*[.F3]+1" office:value-type="float" office:value="1" calcext:value-type="float">
            <text:p>1</text:p>
          </table:table-cell>
          <table:table-cell table:style-name="ce4"/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Limite Superi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F3]+[.C$6]" office:value-type="float" office:value="0.2" calcext:value-type="float">
            <text:p>0,2</text:p>
          </table:table-cell>
          <table:table-cell table:style-name="ce4" table:formula="of:=([.F4]^ 2)+2*[.F4]+1" office:value-type="float" office:value="1.44" calcext:value-type="float">
            <text:p>1,44</text:p>
          </table:table-cell>
          <table:table-cell table:style-name="ce4" table:formula="of:=[.C$6]*[.G4]" office:value-type="float" office:value="0.288" calcext:value-type="float">
            <text:p>0,288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Iteraciones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table:formula="of:=[.C$6]+[.F4]" office:value-type="float" office:value="0.4" calcext:value-type="float">
            <text:p>0,4</text:p>
          </table:table-cell>
          <table:table-cell table:style-name="ce4" table:formula="of:=([.F5]^ 2)+2*[.F5]+1" office:value-type="float" office:value="1.96" calcext:value-type="float">
            <text:p>1,96</text:p>
          </table:table-cell>
          <table:table-cell table:style-name="ce4" table:formula="of:=[.C$6]*[.G5]" office:value-type="float" office:value="0.392" calcext:value-type="float">
            <text:p>0,39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elta x</text:p>
          </table:table-cell>
          <table:table-cell office:value-type="string" calcext:value-type="string">
            <text:p>Delta X</text:p>
          </table:table-cell>
          <table:table-cell table:formula="of:=([.C4]-[.C3])/[.C5]" office:value-type="float" office:value="0.2" calcext:value-type="float">
            <text:p>0,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table:formula="of:=[.F5]+[.C$6]" office:value-type="float" office:value="0.6" calcext:value-type="float">
            <text:p>0,6</text:p>
          </table:table-cell>
          <table:table-cell table:style-name="ce4" table:formula="of:=([.F6]^ 2)+2*[.F6]+1" office:value-type="float" office:value="2.56" calcext:value-type="float">
            <text:p>2,56</text:p>
          </table:table-cell>
          <table:table-cell table:style-name="ce4" table:formula="of:=[.C$6]*[.G6]" office:value-type="float" office:value="0.512" calcext:value-type="float">
            <text:p>0,512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4" table:formula="of:=[.C$6]+[.F6]" office:value-type="float" office:value="0.8" calcext:value-type="float">
            <text:p>0,8</text:p>
          </table:table-cell>
          <table:table-cell table:style-name="ce4" table:formula="of:=([.F7]^ 2)+2*[.F7]+1" office:value-type="float" office:value="3.24" calcext:value-type="float">
            <text:p>3,24</text:p>
          </table:table-cell>
          <table:table-cell table:style-name="ce4" table:formula="of:=[.C$6]*[.G7]" office:value-type="float" office:value="0.648" calcext:value-type="float">
            <text:p>0,648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4" table:formula="of:=[.F7]+[.C$6]" office:value-type="float" office:value="1" calcext:value-type="float">
            <text:p>1</text:p>
          </table:table-cell>
          <table:table-cell table:style-name="ce4" table:formula="of:=([.F8]^ 2)+2*[.F8]+1" office:value-type="float" office:value="4" calcext:value-type="float">
            <text:p>4</text:p>
          </table:table-cell>
          <table:table-cell table:style-name="ce4" table:formula="of:=[.C$6]*[.G8]" office:value-type="float" office:value="0.8" calcext:value-type="float">
            <text:p>0,8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4" table:formula="of:=[.C$6]+[.F8]" office:value-type="float" office:value="1.2" calcext:value-type="float">
            <text:p>1,2</text:p>
          </table:table-cell>
          <table:table-cell table:style-name="ce4" table:formula="of:=([.F9]^ 2)+2*[.F9]+1" office:value-type="float" office:value="4.84" calcext:value-type="float">
            <text:p>4,84</text:p>
          </table:table-cell>
          <table:table-cell table:style-name="ce4" table:formula="of:=[.C$6]*[.G9]" office:value-type="float" office:value="0.968" calcext:value-type="float">
            <text:p>0,968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4" table:formula="of:=[.F9]+[.C$6]" office:value-type="float" office:value="1.4" calcext:value-type="float">
            <text:p>1,4</text:p>
          </table:table-cell>
          <table:table-cell table:style-name="ce4" table:formula="of:=([.F10]^ 2)+2*[.F10]+1" office:value-type="float" office:value="5.76" calcext:value-type="float">
            <text:p>5,76</text:p>
          </table:table-cell>
          <table:table-cell table:style-name="ce4" table:formula="of:=[.C$6]*[.G10]" office:value-type="float" office:value="1.152" calcext:value-type="float">
            <text:p>1,152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4" table:formula="of:=[.C$6]+[.F10]" office:value-type="float" office:value="1.6" calcext:value-type="float">
            <text:p>1,6</text:p>
          </table:table-cell>
          <table:table-cell table:style-name="ce4" table:formula="of:=([.F11]^ 2)+2*[.F11]+1" office:value-type="float" office:value="6.76" calcext:value-type="float">
            <text:p>6,76</text:p>
          </table:table-cell>
          <table:table-cell table:style-name="ce4" table:formula="of:=[.C$6]*[.G11]" office:value-type="float" office:value="1.352" calcext:value-type="float">
            <text:p>1,352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4" table:formula="of:=[.F11]+[.C$6]" office:value-type="float" office:value="1.8" calcext:value-type="float">
            <text:p>1,8</text:p>
          </table:table-cell>
          <table:table-cell table:style-name="ce4" table:formula="of:=([.F12]^ 2)+2*[.F12]+1" office:value-type="float" office:value="7.84" calcext:value-type="float">
            <text:p>7,84</text:p>
          </table:table-cell>
          <table:table-cell table:style-name="ce4" table:formula="of:=[.C$6]*[.G12]" office:value-type="float" office:value="1.568" calcext:value-type="float">
            <text:p>1,568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4" table:formula="of:=[.C$6]+[.F12]" office:value-type="float" office:value="2" calcext:value-type="float">
            <text:p>2</text:p>
          </table:table-cell>
          <table:table-cell table:style-name="ce4" table:formula="of:=([.F13]^ 2)+2*[.F13]+1" office:value-type="float" office:value="9" calcext:value-type="float">
            <text:p>9</text:p>
          </table:table-cell>
          <table:table-cell table:style-name="ce4" table:formula="of:=[.C$6]*[.G13]" office:value-type="float" office:value="1.8" calcext:value-type="float">
            <text:p>1,8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3" office:value-type="string" calcext:value-type="string">
            <text:p>Valor Aproximado</text:p>
          </table:table-cell>
          <table:table-cell table:style-name="ce4" table:formula="of:=SUM([.H4:.H13])" office:value-type="float" office:value="9.48" calcext:value-type="float">
            <text:p>9,48</text:p>
          </table:table-cell>
          <table:table-cell table:number-columns-repeated="56"/>
        </table:table-row>
        <table:table-row table:style-name="ro1">
          <table:table-cell table:number-columns-repeated="5"/>
          <table:table-cell table:style-name="ce7"/>
          <table:table-cell table:style-name="ce3" office:value-type="string" calcext:value-type="string">
            <text:p>Valor Real</text:p>
          </table:table-cell>
          <table:table-cell table:style-name="ce4" table:formula="of:=26/3" office:value-type="float" office:value="8.66666666666667" calcext:value-type="float">
            <text:p>8,66666666666667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3" office:value-type="string" calcext:value-type="string">
            <text:p>Error Absoluto</text:p>
          </table:table-cell>
          <table:table-cell table:style-name="ce4" table:formula="of:=ABS(([.H15]-[.H14])/[.H15])" office:value-type="float" office:value="0.093846153846154" calcext:value-type="float">
            <text:p>0,093846153846154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3" office:value-type="string" calcext:value-type="string">
            <text:p>Error Relativo</text:p>
          </table:table-cell>
          <table:table-cell table:style-name="ce4" table:formula="of:=[.H16]*100" office:value-type="float" office:value="9.3846153846154" calcext:value-type="float">
            <text:p>9,3846153846154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5"/>
          <table:table-cell table:style-name="ce5"/>
          <table:table-cell table:style-name="ce3" office:value-type="string" calcext:value-type="string">
            <text:p>Punto Medio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Punto Medio</text:p>
          </table:table-cell>
          <table:table-cell table:style-name="ce3" office:value-type="string" calcext:value-type="string">
            <text:p>f(x)</text:p>
          </table:table-cell>
          <table:table-cell table:style-name="ce3" office:value-type="string" calcext:value-type="string">
            <text:p>Área</text:p>
          </table:table-cell>
          <table:table-cell table:number-columns-repeated="55"/>
        </table:table-row>
        <table:table-row table:style-name="ro1">
          <table:table-cell table:number-columns-repeated="4"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55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4" table:formula="of:=[.F22]+[.C$6]" office:value-type="float" office:value="0.2" calcext:value-type="float">
            <text:p>0,2</text:p>
          </table:table-cell>
          <table:table-cell table:style-name="ce4" office:value-type="float" office:value="0.1" calcext:value-type="float">
            <text:p>0,1</text:p>
          </table:table-cell>
          <table:table-cell table:style-name="ce4" table:formula="of:=([.G23]^ 2)+2*[.G23]+1" office:value-type="float" office:value="1.21" calcext:value-type="float">
            <text:p>1,21</text:p>
          </table:table-cell>
          <table:table-cell table:style-name="ce4" table:formula="of:=[.C$6]*[.H23]" office:value-type="float" office:value="0.242" calcext:value-type="float">
            <text:p>0,242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4" table:formula="of:=[.C$6]+[.F23]" office:value-type="float" office:value="0.4" calcext:value-type="float">
            <text:p>0,4</text:p>
          </table:table-cell>
          <table:table-cell table:style-name="ce4" office:value-type="float" office:value="0.3" calcext:value-type="float">
            <text:p>0,3</text:p>
          </table:table-cell>
          <table:table-cell table:style-name="ce4" table:formula="of:=([.G24]^ 2)+2*[.G24]+1" office:value-type="float" office:value="1.69" calcext:value-type="float">
            <text:p>1,69</text:p>
          </table:table-cell>
          <table:table-cell table:style-name="ce4" table:formula="of:=[.C$6]*[.H24]" office:value-type="float" office:value="0.338" calcext:value-type="float">
            <text:p>0,338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4" table:formula="of:=[.F24]+[.C$6]" office:value-type="float" office:value="0.6" calcext:value-type="float">
            <text:p>0,6</text:p>
          </table:table-cell>
          <table:table-cell table:style-name="ce4" office:value-type="float" office:value="0.5" calcext:value-type="float">
            <text:p>0,5</text:p>
          </table:table-cell>
          <table:table-cell table:style-name="ce4" table:formula="of:=([.G25]^ 2)+2*[.G25]+1" office:value-type="float" office:value="2.25" calcext:value-type="float">
            <text:p>2,25</text:p>
          </table:table-cell>
          <table:table-cell table:style-name="ce4" table:formula="of:=[.C$6]*[.H25]" office:value-type="float" office:value="0.45" calcext:value-type="float">
            <text:p>0,45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4" table:formula="of:=[.C$6]+[.F25]" office:value-type="float" office:value="0.8" calcext:value-type="float">
            <text:p>0,8</text:p>
          </table:table-cell>
          <table:table-cell table:style-name="ce4" office:value-type="float" office:value="0.7" calcext:value-type="float">
            <text:p>0,7</text:p>
          </table:table-cell>
          <table:table-cell table:style-name="ce4" table:formula="of:=([.G26]^ 2)+2*[.G26]+1" office:value-type="float" office:value="2.89" calcext:value-type="float">
            <text:p>2,89</text:p>
          </table:table-cell>
          <table:table-cell table:style-name="ce4" table:formula="of:=[.C$6]*[.H26]" office:value-type="float" office:value="0.578" calcext:value-type="float">
            <text:p>0,578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4" table:formula="of:=[.F26]+[.C$6]" office:value-type="float" office:value="1" calcext:value-type="float">
            <text:p>1</text:p>
          </table:table-cell>
          <table:table-cell table:style-name="ce4" office:value-type="float" office:value="0.9" calcext:value-type="float">
            <text:p>0,9</text:p>
          </table:table-cell>
          <table:table-cell table:style-name="ce4" table:formula="of:=([.G27]^ 2)+2*[.G27]+1" office:value-type="float" office:value="3.61" calcext:value-type="float">
            <text:p>3,61</text:p>
          </table:table-cell>
          <table:table-cell table:style-name="ce4" table:formula="of:=[.C$6]*[.H27]" office:value-type="float" office:value="0.722" calcext:value-type="float">
            <text:p>0,722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4" table:formula="of:=[.C$6]+[.F27]" office:value-type="float" office:value="1.2" calcext:value-type="float">
            <text:p>1,2</text:p>
          </table:table-cell>
          <table:table-cell table:style-name="ce4" office:value-type="float" office:value="1.1" calcext:value-type="float">
            <text:p>1,1</text:p>
          </table:table-cell>
          <table:table-cell table:style-name="ce4" table:formula="of:=([.G28]^ 2)+2*[.G28]+1" office:value-type="float" office:value="4.41" calcext:value-type="float">
            <text:p>4,41</text:p>
          </table:table-cell>
          <table:table-cell table:style-name="ce4" table:formula="of:=[.C$6]*[.H28]" office:value-type="float" office:value="0.882" calcext:value-type="float">
            <text:p>0,882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4" table:formula="of:=[.F28]+[.C$6]" office:value-type="float" office:value="1.4" calcext:value-type="float">
            <text:p>1,4</text:p>
          </table:table-cell>
          <table:table-cell table:style-name="ce4" office:value-type="float" office:value="1.3" calcext:value-type="float">
            <text:p>1,3</text:p>
          </table:table-cell>
          <table:table-cell table:style-name="ce4" table:formula="of:=([.G29]^ 2)+2*[.G29]+1" office:value-type="float" office:value="5.29" calcext:value-type="float">
            <text:p>5,29</text:p>
          </table:table-cell>
          <table:table-cell table:style-name="ce4" table:formula="of:=[.C$6]*[.H29]" office:value-type="float" office:value="1.058" calcext:value-type="float">
            <text:p>1,058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4" table:formula="of:=[.C$6]+[.F29]" office:value-type="float" office:value="1.6" calcext:value-type="float">
            <text:p>1,6</text:p>
          </table:table-cell>
          <table:table-cell table:style-name="ce4" office:value-type="float" office:value="1.5" calcext:value-type="float">
            <text:p>1,5</text:p>
          </table:table-cell>
          <table:table-cell table:style-name="ce4" table:formula="of:=([.G30]^ 2)+2*[.G30]+1" office:value-type="float" office:value="6.25" calcext:value-type="float">
            <text:p>6,25</text:p>
          </table:table-cell>
          <table:table-cell table:style-name="ce4" table:formula="of:=[.C$6]*[.H30]" office:value-type="float" office:value="1.25" calcext:value-type="float">
            <text:p>1,25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4" table:formula="of:=[.F30]+[.C$6]" office:value-type="float" office:value="1.8" calcext:value-type="float">
            <text:p>1,8</text:p>
          </table:table-cell>
          <table:table-cell table:style-name="ce4" office:value-type="float" office:value="1.7" calcext:value-type="float">
            <text:p>1,7</text:p>
          </table:table-cell>
          <table:table-cell table:style-name="ce4" table:formula="of:=([.G31]^ 2)+2*[.G31]+1" office:value-type="float" office:value="7.29" calcext:value-type="float">
            <text:p>7,29</text:p>
          </table:table-cell>
          <table:table-cell table:style-name="ce4" table:formula="of:=[.C$6]*[.H31]" office:value-type="float" office:value="1.458" calcext:value-type="float">
            <text:p>1,458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4" table:formula="of:=[.C$6]+[.F31]" office:value-type="float" office:value="2" calcext:value-type="float">
            <text:p>2</text:p>
          </table:table-cell>
          <table:table-cell table:style-name="ce4" office:value-type="float" office:value="1.9" calcext:value-type="float">
            <text:p>1,9</text:p>
          </table:table-cell>
          <table:table-cell table:style-name="ce4" table:formula="of:=([.G32]^ 2)+2*[.G32]+1" office:value-type="float" office:value="8.41" calcext:value-type="float">
            <text:p>8,41</text:p>
          </table:table-cell>
          <table:table-cell table:style-name="ce4" table:formula="of:=[.C$6]*[.H32]" office:value-type="float" office:value="1.682" calcext:value-type="float">
            <text:p>1,682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ce3" office:value-type="string" calcext:value-type="string">
            <text:p>Valor Aproximado</text:p>
          </table:table-cell>
          <table:table-cell table:style-name="ce4" table:formula="of:=SUM([.I23:.I32])" office:value-type="float" office:value="8.66" calcext:value-type="float">
            <text:p>8,66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ce3" office:value-type="string" calcext:value-type="string">
            <text:p>Valor Real</text:p>
          </table:table-cell>
          <table:table-cell table:style-name="ce4" table:formula="of:=26/3" office:value-type="float" office:value="8.66666666666667" calcext:value-type="float">
            <text:p>8,66666666666667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ce3" office:value-type="string" calcext:value-type="string">
            <text:p>Error Absoluto</text:p>
          </table:table-cell>
          <table:table-cell table:style-name="ce4" table:formula="of:=ABS(([.I34]-[.I33])/[.I34])" office:value-type="float" office:value="0.000769230769230685" calcext:value-type="float">
            <text:p>0,000769230769231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ce3" office:value-type="string" calcext:value-type="string">
            <text:p>Error Relativo</text:p>
          </table:table-cell>
          <table:table-cell table:style-name="ce4" table:formula="of:=[.I35]*100" office:value-type="float" office:value="0.0769230769230685" calcext:value-type="float">
            <text:p>0,076923076923069</text:p>
          </table:table-cell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7" table:number-columns-repeated="2"/>
          <table:table-cell table:style-name="ce3" office:value-type="string" calcext:value-type="string">
            <text:p>Regla del Trapecio</text:p>
          </table:table-cell>
          <table:table-cell table:style-name="ce7"/>
          <table:table-cell table:number-columns-repeated="56"/>
        </table:table-row>
        <table:table-row table:style-name="ro1">
          <table:table-cell table:number-columns-repeated="4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f(x)</text:p>
          </table:table-cell>
          <table:table-cell table:style-name="ce3" office:value-type="string" calcext:value-type="string">
            <text:p>Área</text:p>
          </table:table-cell>
          <table:table-cell table:number-columns-repeated="56"/>
        </table:table-row>
        <table:table-row table:style-name="ro1">
          <table:table-cell table:number-columns-repeated="4"/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([.F41])^(2)+2*[.F41]+1" office:value-type="float" office:value="1" calcext:value-type="float">
            <text:p>1</text:p>
          </table:table-cell>
          <table:table-cell table:style-name="ce4" table:formula="of:=([.C$6]/2)*[.G41]" office:value-type="float" office:value="0.1" calcext:value-type="float">
            <text:p>0,1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4" table:formula="of:=[.F41]+[.C$6]" office:value-type="float" office:value="0.2" calcext:value-type="float">
            <text:p>0,2</text:p>
          </table:table-cell>
          <table:table-cell table:style-name="ce4" table:formula="of:=2*(([.F42])^(2)+2*[.F42]+1)" office:value-type="float" office:value="2.88" calcext:value-type="float">
            <text:p>2,88</text:p>
          </table:table-cell>
          <table:table-cell table:style-name="ce4" table:formula="of:=([.C$6]/2)*[.G42]" office:value-type="float" office:value="0.288" calcext:value-type="float">
            <text:p>0,288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4" table:formula="of:=[.C$6]+[.F42]" office:value-type="float" office:value="0.4" calcext:value-type="float">
            <text:p>0,4</text:p>
          </table:table-cell>
          <table:table-cell table:style-name="ce4" table:formula="of:=2*(([.F43])^(2)+2*[.F43]+1)" office:value-type="float" office:value="3.92" calcext:value-type="float">
            <text:p>3,92</text:p>
          </table:table-cell>
          <table:table-cell table:style-name="ce4" table:formula="of:=([.C$6]/2)*[.G43]" office:value-type="float" office:value="0.392" calcext:value-type="float">
            <text:p>0,392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4" table:formula="of:=[.F43]+[.C$6]" office:value-type="float" office:value="0.6" calcext:value-type="float">
            <text:p>0,6</text:p>
          </table:table-cell>
          <table:table-cell table:style-name="ce4" table:formula="of:=2*(([.F44])^(2)+2*[.F44]+1)" office:value-type="float" office:value="5.12" calcext:value-type="float">
            <text:p>5,12</text:p>
          </table:table-cell>
          <table:table-cell table:style-name="ce4" table:formula="of:=([.C$6]/2)*[.G44]" office:value-type="float" office:value="0.512" calcext:value-type="float">
            <text:p>0,512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4" table:formula="of:=[.C$6]+[.F44]" office:value-type="float" office:value="0.8" calcext:value-type="float">
            <text:p>0,8</text:p>
          </table:table-cell>
          <table:table-cell table:style-name="ce4" table:formula="of:=2*(([.F45])^(2)+2*[.F45]+1)" office:value-type="float" office:value="6.48" calcext:value-type="float">
            <text:p>6,48</text:p>
          </table:table-cell>
          <table:table-cell table:style-name="ce4" table:formula="of:=([.C$6]/2)*[.G45]" office:value-type="float" office:value="0.648" calcext:value-type="float">
            <text:p>0,648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4" table:formula="of:=[.F45]+[.C$6]" office:value-type="float" office:value="1" calcext:value-type="float">
            <text:p>1</text:p>
          </table:table-cell>
          <table:table-cell table:style-name="ce4" table:formula="of:=2*(([.F46])^(2)+2*[.F46]+1)" office:value-type="float" office:value="8" calcext:value-type="float">
            <text:p>8</text:p>
          </table:table-cell>
          <table:table-cell table:style-name="ce4" table:formula="of:=([.C$6]/2)*[.G46]" office:value-type="float" office:value="0.8" calcext:value-type="float">
            <text:p>0,8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4" table:formula="of:=[.C$6]+[.F46]" office:value-type="float" office:value="1.2" calcext:value-type="float">
            <text:p>1,2</text:p>
          </table:table-cell>
          <table:table-cell table:style-name="ce4" table:formula="of:=2*(([.F47])^(2)+2*[.F47]+1)" office:value-type="float" office:value="9.68" calcext:value-type="float">
            <text:p>9,68</text:p>
          </table:table-cell>
          <table:table-cell table:style-name="ce4" table:formula="of:=([.C$6]/2)*[.G47]" office:value-type="float" office:value="0.968" calcext:value-type="float">
            <text:p>0,968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4" table:formula="of:=[.F47]+[.C$6]" office:value-type="float" office:value="1.4" calcext:value-type="float">
            <text:p>1,4</text:p>
          </table:table-cell>
          <table:table-cell table:style-name="ce4" table:formula="of:=2*(([.F48])^(2)+2*[.F48]+1)" office:value-type="float" office:value="11.52" calcext:value-type="float">
            <text:p>11,52</text:p>
          </table:table-cell>
          <table:table-cell table:style-name="ce4" table:formula="of:=([.C$6]/2)*[.G48]" office:value-type="float" office:value="1.152" calcext:value-type="float">
            <text:p>1,152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4" table:formula="of:=[.C$6]+[.F48]" office:value-type="float" office:value="1.6" calcext:value-type="float">
            <text:p>1,6</text:p>
          </table:table-cell>
          <table:table-cell table:style-name="ce4" table:formula="of:=2*(([.F49])^(2)+2*[.F49]+1)" office:value-type="float" office:value="13.52" calcext:value-type="float">
            <text:p>13,52</text:p>
          </table:table-cell>
          <table:table-cell table:style-name="ce4" table:formula="of:=([.C$6]/2)*[.G49]" office:value-type="float" office:value="1.352" calcext:value-type="float">
            <text:p>1,352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4" table:formula="of:=[.F49]+[.C$6]" office:value-type="float" office:value="1.8" calcext:value-type="float">
            <text:p>1,8</text:p>
          </table:table-cell>
          <table:table-cell table:style-name="ce4" table:formula="of:=2*(([.F50])^(2)+2*[.F50]+1)" office:value-type="float" office:value="15.68" calcext:value-type="float">
            <text:p>15,68</text:p>
          </table:table-cell>
          <table:table-cell table:style-name="ce4" table:formula="of:=([.C$6]/2)*[.G50]" office:value-type="float" office:value="1.568" calcext:value-type="float">
            <text:p>1,568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4" table:formula="of:=[.C$6]+[.F50]" office:value-type="float" office:value="2" calcext:value-type="float">
            <text:p>2</text:p>
          </table:table-cell>
          <table:table-cell table:style-name="ce4" table:formula="of:=([.F51])^(2)+2*[.F51]+1" office:value-type="float" office:value="9" calcext:value-type="float">
            <text:p>9</text:p>
          </table:table-cell>
          <table:table-cell table:style-name="ce4" table:formula="of:=([.C$6]/2)*[.G51]" office:value-type="float" office:value="0.9" calcext:value-type="float">
            <text:p>0,9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3" office:value-type="string" calcext:value-type="string">
            <text:p>Valor Aproximado</text:p>
          </table:table-cell>
          <table:table-cell table:style-name="ce4" table:formula="of:=SUM([.H41:.H51])" office:value-type="float" office:value="8.68" calcext:value-type="float">
            <text:p>8,68</text:p>
          </table:table-cell>
          <table:table-cell table:number-columns-repeated="56"/>
        </table:table-row>
        <table:table-row table:style-name="ro1">
          <table:table-cell table:number-columns-repeated="5"/>
          <table:table-cell table:style-name="ce7"/>
          <table:table-cell table:style-name="ce3" office:value-type="string" calcext:value-type="string">
            <text:p>Valor Real</text:p>
          </table:table-cell>
          <table:table-cell table:style-name="ce4" table:formula="of:=26/3" office:value-type="float" office:value="8.66666666666667" calcext:value-type="float">
            <text:p>8,66666666666667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3" office:value-type="string" calcext:value-type="string">
            <text:p>Error Absoluto</text:p>
          </table:table-cell>
          <table:table-cell table:style-name="ce4" table:formula="of:=ABS(([.H53]-[.H52])/[.H53])" office:value-type="float" office:value="0.00153846153846178" calcext:value-type="float">
            <text:p>0,001538461538462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3" office:value-type="string" calcext:value-type="string">
            <text:p>Error Relativo</text:p>
          </table:table-cell>
          <table:table-cell table:style-name="ce4" table:formula="of:=[.H54]*100" office:value-type="float" office:value="0.153846153846178" calcext:value-type="float">
            <text:p>0,153846153846178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6"/>
          <table:table-cell table:style-name="ce3" office:value-type="string" calcext:value-type="string">
            <text:p>Suma de Rectángulos Interiores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f(x)</text:p>
          </table:table-cell>
          <table:table-cell table:style-name="ce3" office:value-type="string" calcext:value-type="string">
            <text:p>Área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4" table:formula="of:=[.C3]" office:value-type="float" office:value="0" calcext:value-type="float">
            <text:p>0</text:p>
          </table:table-cell>
          <table:table-cell table:style-name="ce4" table:formula="of:=([.F60])^(2)+2*[.F60]+1" office:value-type="float" office:value="1" calcext:value-type="float">
            <text:p>1</text:p>
          </table:table-cell>
          <table:table-cell table:style-name="ce4" table:formula="of:=[.C$6]*[.G60]" office:value-type="float" office:value="0.2" calcext:value-type="float">
            <text:p>0,2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4" table:formula="of:=[.F60]+[.C$6]" office:value-type="float" office:value="0.2" calcext:value-type="float">
            <text:p>0,2</text:p>
          </table:table-cell>
          <table:table-cell table:style-name="ce4" table:formula="of:=([.F61])^(2)+2*[.F61]+1" office:value-type="float" office:value="1.44" calcext:value-type="float">
            <text:p>1,44</text:p>
          </table:table-cell>
          <table:table-cell table:style-name="ce4" table:formula="of:=[.C$6]*[.G61]" office:value-type="float" office:value="0.288" calcext:value-type="float">
            <text:p>0,288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4" table:formula="of:=[.F61]+[.C$6]" office:value-type="float" office:value="0.4" calcext:value-type="float">
            <text:p>0,4</text:p>
          </table:table-cell>
          <table:table-cell table:style-name="ce4" table:formula="of:=([.F62])^(2)+2*[.F62]+1" office:value-type="float" office:value="1.96" calcext:value-type="float">
            <text:p>1,96</text:p>
          </table:table-cell>
          <table:table-cell table:style-name="ce4" table:formula="of:=[.C$6]*[.G62]" office:value-type="float" office:value="0.392" calcext:value-type="float">
            <text:p>0,392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4" table:formula="of:=[.F62]+[.C$6]" office:value-type="float" office:value="0.6" calcext:value-type="float">
            <text:p>0,6</text:p>
          </table:table-cell>
          <table:table-cell table:style-name="ce4" table:formula="of:=([.F63])^(2)+2*[.F63]+1" office:value-type="float" office:value="2.56" calcext:value-type="float">
            <text:p>2,56</text:p>
          </table:table-cell>
          <table:table-cell table:style-name="ce4" table:formula="of:=[.C$6]*[.G63]" office:value-type="float" office:value="0.512" calcext:value-type="float">
            <text:p>0,512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4" table:formula="of:=[.F63]+[.C$6]" office:value-type="float" office:value="0.8" calcext:value-type="float">
            <text:p>0,8</text:p>
          </table:table-cell>
          <table:table-cell table:style-name="ce4" table:formula="of:=([.F64])^(2)+2*[.F64]+1" office:value-type="float" office:value="3.24" calcext:value-type="float">
            <text:p>3,24</text:p>
          </table:table-cell>
          <table:table-cell table:style-name="ce4" table:formula="of:=[.C$6]*[.G64]" office:value-type="float" office:value="0.648" calcext:value-type="float">
            <text:p>0,648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4" table:formula="of:=[.F64]+[.C$6]" office:value-type="float" office:value="1" calcext:value-type="float">
            <text:p>1</text:p>
          </table:table-cell>
          <table:table-cell table:style-name="ce4" table:formula="of:=([.F65])^(2)+2*[.F65]+1" office:value-type="float" office:value="4" calcext:value-type="float">
            <text:p>4</text:p>
          </table:table-cell>
          <table:table-cell table:style-name="ce4" table:formula="of:=[.C$6]*[.G65]" office:value-type="float" office:value="0.8" calcext:value-type="float">
            <text:p>0,8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4" table:formula="of:=[.F65]+[.C$6]" office:value-type="float" office:value="1.2" calcext:value-type="float">
            <text:p>1,2</text:p>
          </table:table-cell>
          <table:table-cell table:style-name="ce4" table:formula="of:=([.F66])^(2)+2*[.F66]+1" office:value-type="float" office:value="4.84" calcext:value-type="float">
            <text:p>4,84</text:p>
          </table:table-cell>
          <table:table-cell table:style-name="ce4" table:formula="of:=[.C$6]*[.G66]" office:value-type="float" office:value="0.968" calcext:value-type="float">
            <text:p>0,968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4" table:formula="of:=[.F66]+[.C$6]" office:value-type="float" office:value="1.4" calcext:value-type="float">
            <text:p>1,4</text:p>
          </table:table-cell>
          <table:table-cell table:style-name="ce4" table:formula="of:=([.F67])^(2)+2*[.F67]+1" office:value-type="float" office:value="5.76" calcext:value-type="float">
            <text:p>5,76</text:p>
          </table:table-cell>
          <table:table-cell table:style-name="ce4" table:formula="of:=[.C$6]*[.G67]" office:value-type="float" office:value="1.152" calcext:value-type="float">
            <text:p>1,152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4" table:formula="of:=[.F67]+[.C$6]" office:value-type="float" office:value="1.6" calcext:value-type="float">
            <text:p>1,6</text:p>
          </table:table-cell>
          <table:table-cell table:style-name="ce4" table:formula="of:=([.F68])^(2)+2*[.F68]+1" office:value-type="float" office:value="6.76" calcext:value-type="float">
            <text:p>6,76</text:p>
          </table:table-cell>
          <table:table-cell table:style-name="ce4" table:formula="of:=[.C$6]*[.G68]" office:value-type="float" office:value="1.352" calcext:value-type="float">
            <text:p>1,352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4" table:formula="of:=[.F68]+[.C$6]" office:value-type="float" office:value="1.8" calcext:value-type="float">
            <text:p>1,8</text:p>
          </table:table-cell>
          <table:table-cell table:style-name="ce4" table:formula="of:=([.F69])^(2)+2*[.F69]+1" office:value-type="float" office:value="7.84" calcext:value-type="float">
            <text:p>7,84</text:p>
          </table:table-cell>
          <table:table-cell table:style-name="ce4" table:formula="of:=[.C$6]*[.G69]" office:value-type="float" office:value="1.568" calcext:value-type="float">
            <text:p>1,568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4" table:formula="of:=[.F69]+[.C$6]" office:value-type="float" office:value="2" calcext:value-type="float">
            <text:p>2</text:p>
          </table:table-cell>
          <table:table-cell table:style-name="ce4" table:formula="of:=([.F70])^(2)+2*[.F70]+1" office:value-type="float" office:value="9" calcext:value-type="float">
            <text:p>9</text:p>
          </table:table-cell>
          <table:table-cell table:style-name="ce4"/>
          <table:table-cell table:number-columns-repeated="56"/>
        </table:table-row>
        <table:table-row table:style-name="ro1">
          <table:table-cell table:number-columns-repeated="6"/>
          <table:table-cell table:style-name="ce3" office:value-type="string" calcext:value-type="string">
            <text:p>Valor Aproximado</text:p>
          </table:table-cell>
          <table:table-cell table:style-name="ce4" table:formula="of:=SUM([.H60:.H70])" office:value-type="float" office:value="7.88" calcext:value-type="float">
            <text:p>7,88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3" office:value-type="string" calcext:value-type="string">
            <text:p>Valor Real</text:p>
          </table:table-cell>
          <table:table-cell table:style-name="ce4" table:formula="of:=26/3" office:value-type="float" office:value="8.66666666666667" calcext:value-type="float">
            <text:p>8,66666666666667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3" office:value-type="string" calcext:value-type="string">
            <text:p>Error Absoluto</text:p>
          </table:table-cell>
          <table:table-cell table:style-name="ce4" table:formula="of:=ABS(([.H72]-[.H71])/[.H72])" office:value-type="float" office:value="0.0907692307692306" calcext:value-type="float">
            <text:p>0,090769230769231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3" office:value-type="string" calcext:value-type="string">
            <text:p>Error Relativo</text:p>
          </table:table-cell>
          <table:table-cell table:style-name="ce4" table:formula="of:=[.H73]*100" office:value-type="float" office:value="9.07692307692306" calcext:value-type="float">
            <text:p>9,07692307692306</text:p>
          </table:table-cell>
          <table:table-cell table:number-columns-repeated="56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ja2" table:style-name="ta1">
        <table:table-column table:style-name="co9" table:default-cell-style-name="ce2"/>
        <table:table-column table:style-name="co3" table:number-columns-repeated="5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3" table:number-columns-repeated="55" table:default-cell-style-name="ce2"/>
        <table:table-row table:style-name="ro1">
          <table:table-cell office:value-type="string" calcext:value-type="string">
            <text:p>f(x) = 1/x</text:p>
          </table:table-cell>
          <table:table-cell table:number-columns-repeated="4"/>
          <table:table-cell table:style-name="ce5"/>
          <table:table-cell table:style-name="ce3" office:value-type="string" calcext:value-type="string">
            <text:p>Suma de Rectángulos Interiores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f(x)</text:p>
          </table:table-cell>
          <table:table-cell table:style-name="ce3" office:value-type="string" calcext:value-type="string">
            <text:p>Áre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imite Inferio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table:formula="of:=[.C3]" office:value-type="float" office:value="1" calcext:value-type="float">
            <text:p>1</text:p>
          </table:table-cell>
          <table:table-cell table:style-name="ce4" table:formula="of:=1/[.F3]" office:value-type="float" office:value="1" calcext:value-type="float">
            <text:p>1</text:p>
          </table:table-cell>
          <table:table-cell table:style-name="ce4"/>
          <table:table-cell table:number-columns-repeated="56"/>
        </table:table-row>
        <table:table-row table:style-name="ro1">
          <table:table-cell office:value-type="string" calcext:value-type="string">
            <text:p>Limite Superior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F3]+[.C$6]" office:value-type="float" office:value="1.2" calcext:value-type="float">
            <text:p>1,2</text:p>
          </table:table-cell>
          <table:table-cell table:style-name="ce4" table:formula="of:=1/[.F4]" office:value-type="float" office:value="0.833333333333333" calcext:value-type="float">
            <text:p>0,833333333333333</text:p>
          </table:table-cell>
          <table:table-cell table:style-name="ce4" table:formula="of:=[.C$6]*[.G4]" office:value-type="float" office:value="0.166666666666667" calcext:value-type="float">
            <text:p>0,1666666666666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teraciones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table:formula="of:=[.C$6]+[.F4]" office:value-type="float" office:value="1.4" calcext:value-type="float">
            <text:p>1,4</text:p>
          </table:table-cell>
          <table:table-cell table:style-name="ce4" table:formula="of:=1/[.F5]" office:value-type="float" office:value="0.714285714285714" calcext:value-type="float">
            <text:p>0,714285714285714</text:p>
          </table:table-cell>
          <table:table-cell table:style-name="ce4" table:formula="of:=[.C$6]*[.G5]" office:value-type="float" office:value="0.142857142857143" calcext:value-type="float">
            <text:p>0,14285714285714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elta x</text:p>
          </table:table-cell>
          <table:table-cell/>
          <table:table-cell table:formula="of:=([.C4]-[.C3])/[.C5]" office:value-type="float" office:value="0.2" calcext:value-type="float">
            <text:p>0,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table:formula="of:=[.F5]+[.C$6]" office:value-type="float" office:value="1.6" calcext:value-type="float">
            <text:p>1,6</text:p>
          </table:table-cell>
          <table:table-cell table:style-name="ce4" table:formula="of:=1/[.F6]" office:value-type="float" office:value="0.625" calcext:value-type="float">
            <text:p>0,625</text:p>
          </table:table-cell>
          <table:table-cell table:style-name="ce4" table:formula="of:=[.C$6]*[.G6]" office:value-type="float" office:value="0.125" calcext:value-type="float">
            <text:p>0,125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4" table:formula="of:=[.C$6]+[.F6]" office:value-type="float" office:value="1.8" calcext:value-type="float">
            <text:p>1,8</text:p>
          </table:table-cell>
          <table:table-cell table:style-name="ce4" table:formula="of:=1/[.F7]" office:value-type="float" office:value="0.555555555555556" calcext:value-type="float">
            <text:p>0,555555555555556</text:p>
          </table:table-cell>
          <table:table-cell table:style-name="ce4" table:formula="of:=[.C$6]*[.G7]" office:value-type="float" office:value="0.111111111111111" calcext:value-type="float">
            <text:p>0,111111111111111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4" table:formula="of:=[.F7]+[.C$6]" office:value-type="float" office:value="2" calcext:value-type="float">
            <text:p>2</text:p>
          </table:table-cell>
          <table:table-cell table:style-name="ce4" table:formula="of:=1/[.F8]" office:value-type="float" office:value="0.5" calcext:value-type="float">
            <text:p>0,5</text:p>
          </table:table-cell>
          <table:table-cell table:style-name="ce4" table:formula="of:=[.C$6]*[.G8]" office:value-type="float" office:value="0.1" calcext:value-type="float">
            <text:p>0,1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4" table:formula="of:=[.C$6]+[.F8]" office:value-type="float" office:value="2.2" calcext:value-type="float">
            <text:p>2,2</text:p>
          </table:table-cell>
          <table:table-cell table:style-name="ce4" table:formula="of:=1/[.F9]" office:value-type="float" office:value="0.454545454545455" calcext:value-type="float">
            <text:p>0,454545454545455</text:p>
          </table:table-cell>
          <table:table-cell table:style-name="ce4" table:formula="of:=[.C$6]*[.G9]" office:value-type="float" office:value="0.0909090909090909" calcext:value-type="float">
            <text:p>0,090909090909091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4" table:formula="of:=[.F9]+[.C$6]" office:value-type="float" office:value="2.4" calcext:value-type="float">
            <text:p>2,4</text:p>
          </table:table-cell>
          <table:table-cell table:style-name="ce4" table:formula="of:=1/[.F10]" office:value-type="float" office:value="0.416666666666667" calcext:value-type="float">
            <text:p>0,416666666666667</text:p>
          </table:table-cell>
          <table:table-cell table:style-name="ce4" table:formula="of:=[.C$6]*[.G10]" office:value-type="float" office:value="0.0833333333333333" calcext:value-type="float">
            <text:p>0,083333333333333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4" table:formula="of:=[.C$6]+[.F10]" office:value-type="float" office:value="2.6" calcext:value-type="float">
            <text:p>2,6</text:p>
          </table:table-cell>
          <table:table-cell table:style-name="ce4" table:formula="of:=1/[.F11]" office:value-type="float" office:value="0.384615384615385" calcext:value-type="float">
            <text:p>0,384615384615385</text:p>
          </table:table-cell>
          <table:table-cell table:style-name="ce4" table:formula="of:=[.C$6]*[.G11]" office:value-type="float" office:value="0.0769230769230769" calcext:value-type="float">
            <text:p>0,076923076923077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4" table:formula="of:=[.F11]+[.C$6]" office:value-type="float" office:value="2.8" calcext:value-type="float">
            <text:p>2,8</text:p>
          </table:table-cell>
          <table:table-cell table:style-name="ce4" table:formula="of:=1/[.F12]" office:value-type="float" office:value="0.357142857142857" calcext:value-type="float">
            <text:p>0,357142857142857</text:p>
          </table:table-cell>
          <table:table-cell table:style-name="ce4" table:formula="of:=[.C$6]*[.G12]" office:value-type="float" office:value="0.0714285714285714" calcext:value-type="float">
            <text:p>0,071428571428571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4" table:formula="of:=[.C$6]+[.F12]" office:value-type="float" office:value="3" calcext:value-type="float">
            <text:p>3</text:p>
          </table:table-cell>
          <table:table-cell table:style-name="ce4" table:formula="of:=1/[.F13]" office:value-type="float" office:value="0.333333333333333" calcext:value-type="float">
            <text:p>0,333333333333333</text:p>
          </table:table-cell>
          <table:table-cell table:style-name="ce4" table:formula="of:=[.C$6]*[.G13]" office:value-type="float" office:value="0.0666666666666667" calcext:value-type="float">
            <text:p>0,066666666666667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3" office:value-type="string" calcext:value-type="string">
            <text:p>Valor Aproximado</text:p>
          </table:table-cell>
          <table:table-cell table:style-name="ce4" table:formula="of:=SUM([.H4:.H13])" office:value-type="float" office:value="1.03489565989566" calcext:value-type="float">
            <text:p>1,03489565989566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3" office:value-type="string" calcext:value-type="string">
            <text:p>Valor Real</text:p>
          </table:table-cell>
          <table:table-cell table:style-name="ce4" table:formula="of:=LN(3)" office:value-type="float" office:value="1.09861228866811" calcext:value-type="float">
            <text:p>1,09861228866811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3" office:value-type="string" calcext:value-type="string">
            <text:p>Error Absoluto</text:p>
          </table:table-cell>
          <table:table-cell table:style-name="ce4" table:formula="of:=ABS(([.H15]-[.H14])/[.H15])" office:value-type="float" office:value="0.057997374897104" calcext:value-type="float">
            <text:p>0,057997374897104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3" office:value-type="string" calcext:value-type="string">
            <text:p>Error Relativo</text:p>
          </table:table-cell>
          <table:table-cell table:style-name="ce4" table:formula="of:=[.H16]*100" office:value-type="float" office:value="5.7997374897104" calcext:value-type="float">
            <text:p>5,7997374897104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5"/>
          <table:table-cell table:style-name="ce5"/>
          <table:table-cell table:style-name="ce3" office:value-type="string" calcext:value-type="string">
            <text:p>Punto Medio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Punto Medio</text:p>
          </table:table-cell>
          <table:table-cell table:style-name="ce3" office:value-type="string" calcext:value-type="string">
            <text:p>f(x)</text:p>
          </table:table-cell>
          <table:table-cell table:style-name="ce3" office:value-type="string" calcext:value-type="string">
            <text:p>Área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4" table:formula="of:=[.C3]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55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4" table:formula="of:=[.C$6]+[.F22]" office:value-type="float" office:value="1.2" calcext:value-type="float">
            <text:p>1,2</text:p>
          </table:table-cell>
          <table:table-cell table:style-name="ce4" office:value-type="float" office:value="1.1" calcext:value-type="float">
            <text:p>1,1</text:p>
          </table:table-cell>
          <table:table-cell table:style-name="ce4" table:formula="of:=1/[.G23]" office:value-type="float" office:value="0.909090909090909" calcext:value-type="float">
            <text:p>0,909090909090909</text:p>
          </table:table-cell>
          <table:table-cell table:style-name="ce4" table:formula="of:=[.C$6]*[.H23]" office:value-type="float" office:value="0.181818181818182" calcext:value-type="float">
            <text:p>0,181818181818182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4" table:formula="of:=[.F23]+[.C$6]" office:value-type="float" office:value="1.4" calcext:value-type="float">
            <text:p>1,4</text:p>
          </table:table-cell>
          <table:table-cell table:style-name="ce4" office:value-type="float" office:value="1.3" calcext:value-type="float">
            <text:p>1,3</text:p>
          </table:table-cell>
          <table:table-cell table:style-name="ce4" table:formula="of:=1/[.G24]" office:value-type="float" office:value="0.769230769230769" calcext:value-type="float">
            <text:p>0,769230769230769</text:p>
          </table:table-cell>
          <table:table-cell table:style-name="ce4" table:formula="of:=[.C$6]*[.H24]" office:value-type="float" office:value="0.153846153846154" calcext:value-type="float">
            <text:p>0,153846153846154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4" table:formula="of:=[.C$6]+[.F24]" office:value-type="float" office:value="1.6" calcext:value-type="float">
            <text:p>1,6</text:p>
          </table:table-cell>
          <table:table-cell table:style-name="ce4" office:value-type="float" office:value="1.5" calcext:value-type="float">
            <text:p>1,5</text:p>
          </table:table-cell>
          <table:table-cell table:style-name="ce4" table:formula="of:=1/[.G25]" office:value-type="float" office:value="0.666666666666667" calcext:value-type="float">
            <text:p>0,666666666666667</text:p>
          </table:table-cell>
          <table:table-cell table:style-name="ce4" table:formula="of:=[.C$6]*[.H25]" office:value-type="float" office:value="0.133333333333333" calcext:value-type="float">
            <text:p>0,133333333333333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4" table:formula="of:=[.F25]+[.C$6]" office:value-type="float" office:value="1.8" calcext:value-type="float">
            <text:p>1,8</text:p>
          </table:table-cell>
          <table:table-cell table:style-name="ce4" office:value-type="float" office:value="1.7" calcext:value-type="float">
            <text:p>1,7</text:p>
          </table:table-cell>
          <table:table-cell table:style-name="ce4" table:formula="of:=1/[.G26]" office:value-type="float" office:value="0.588235294117647" calcext:value-type="float">
            <text:p>0,588235294117647</text:p>
          </table:table-cell>
          <table:table-cell table:style-name="ce4" table:formula="of:=[.C$6]*[.H26]" office:value-type="float" office:value="0.117647058823529" calcext:value-type="float">
            <text:p>0,117647058823529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4" table:formula="of:=[.C$6]+[.F26]" office:value-type="float" office:value="2" calcext:value-type="float">
            <text:p>2</text:p>
          </table:table-cell>
          <table:table-cell table:style-name="ce4" office:value-type="float" office:value="1.9" calcext:value-type="float">
            <text:p>1,9</text:p>
          </table:table-cell>
          <table:table-cell table:style-name="ce4" table:formula="of:=1/[.G27]" office:value-type="float" office:value="0.526315789473684" calcext:value-type="float">
            <text:p>0,526315789473684</text:p>
          </table:table-cell>
          <table:table-cell table:style-name="ce4" table:formula="of:=[.C$6]*[.H27]" office:value-type="float" office:value="0.105263157894737" calcext:value-type="float">
            <text:p>0,105263157894737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4" table:formula="of:=[.F27]+[.C$6]" office:value-type="float" office:value="2.2" calcext:value-type="float">
            <text:p>2,2</text:p>
          </table:table-cell>
          <table:table-cell table:style-name="ce4" office:value-type="float" office:value="2.1" calcext:value-type="float">
            <text:p>2,1</text:p>
          </table:table-cell>
          <table:table-cell table:style-name="ce4" table:formula="of:=1/[.G28]" office:value-type="float" office:value="0.476190476190476" calcext:value-type="float">
            <text:p>0,476190476190476</text:p>
          </table:table-cell>
          <table:table-cell table:style-name="ce4" table:formula="of:=[.C$6]*[.H28]" office:value-type="float" office:value="0.0952380952380952" calcext:value-type="float">
            <text:p>0,095238095238095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4" table:formula="of:=[.C$6]+[.F28]" office:value-type="float" office:value="2.4" calcext:value-type="float">
            <text:p>2,4</text:p>
          </table:table-cell>
          <table:table-cell table:style-name="ce4" office:value-type="float" office:value="2.3" calcext:value-type="float">
            <text:p>2,3</text:p>
          </table:table-cell>
          <table:table-cell table:style-name="ce4" table:formula="of:=1/[.G29]" office:value-type="float" office:value="0.434782608695652" calcext:value-type="float">
            <text:p>0,434782608695652</text:p>
          </table:table-cell>
          <table:table-cell table:style-name="ce4" table:formula="of:=[.C$6]*[.H29]" office:value-type="float" office:value="0.0869565217391304" calcext:value-type="float">
            <text:p>0,08695652173913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4" table:formula="of:=[.F29]+[.C$6]" office:value-type="float" office:value="2.6" calcext:value-type="float">
            <text:p>2,6</text:p>
          </table:table-cell>
          <table:table-cell table:style-name="ce4" office:value-type="float" office:value="2.5" calcext:value-type="float">
            <text:p>2,5</text:p>
          </table:table-cell>
          <table:table-cell table:style-name="ce4" table:formula="of:=1/[.G30]" office:value-type="float" office:value="0.4" calcext:value-type="float">
            <text:p>0,4</text:p>
          </table:table-cell>
          <table:table-cell table:style-name="ce4" table:formula="of:=[.C$6]*[.H30]" office:value-type="float" office:value="0.08" calcext:value-type="float">
            <text:p>0,08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4" table:formula="of:=[.C$6]+[.F30]" office:value-type="float" office:value="2.8" calcext:value-type="float">
            <text:p>2,8</text:p>
          </table:table-cell>
          <table:table-cell table:style-name="ce4" office:value-type="float" office:value="2.7" calcext:value-type="float">
            <text:p>2,7</text:p>
          </table:table-cell>
          <table:table-cell table:style-name="ce4" table:formula="of:=1/[.G31]" office:value-type="float" office:value="0.37037037037037" calcext:value-type="float">
            <text:p>0,37037037037037</text:p>
          </table:table-cell>
          <table:table-cell table:style-name="ce4" table:formula="of:=[.C$6]*[.H31]" office:value-type="float" office:value="0.0740740740740741" calcext:value-type="float">
            <text:p>0,074074074074074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4" table:formula="of:=[.F31]+[.C$6]" office:value-type="float" office:value="3" calcext:value-type="float">
            <text:p>3</text:p>
          </table:table-cell>
          <table:table-cell table:style-name="ce4" office:value-type="float" office:value="2.9" calcext:value-type="float">
            <text:p>2,9</text:p>
          </table:table-cell>
          <table:table-cell table:style-name="ce4" table:formula="of:=1/[.G32]" office:value-type="float" office:value="0.344827586206897" calcext:value-type="float">
            <text:p>0,344827586206897</text:p>
          </table:table-cell>
          <table:table-cell table:style-name="ce4" table:formula="of:=[.C$6]*[.H32]" office:value-type="float" office:value="0.0689655172413793" calcext:value-type="float">
            <text:p>0,068965517241379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ce3" office:value-type="string" calcext:value-type="string">
            <text:p>Valor Aproximado</text:p>
          </table:table-cell>
          <table:table-cell table:style-name="ce4" table:formula="of:=SUM([.I23:.I32])" office:value-type="float" office:value="1.09714209400861" calcext:value-type="float">
            <text:p>1,09714209400861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ce3" office:value-type="string" calcext:value-type="string">
            <text:p>Valor Real</text:p>
          </table:table-cell>
          <table:table-cell table:style-name="ce4" table:formula="of:=LN(3)" office:value-type="float" office:value="1.09861228866811" calcext:value-type="float">
            <text:p>1,09861228866811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ce3" office:value-type="string" calcext:value-type="string">
            <text:p>Error Absoluto</text:p>
          </table:table-cell>
          <table:table-cell table:style-name="ce4" table:formula="of:=ABS(([.I34]-[.I33])/[.I34])" office:value-type="float" office:value="0.00133822884985393" calcext:value-type="float">
            <text:p>0,001338228849854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ce3" office:value-type="string" calcext:value-type="string">
            <text:p>Error Relativo</text:p>
          </table:table-cell>
          <table:table-cell table:style-name="ce4" table:formula="of:=[.I35]*100" office:value-type="float" office:value="0.133822884985392" calcext:value-type="float">
            <text:p>0,133822884985392</text:p>
          </table:table-cell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6"/>
          <table:table-cell table:style-name="ce3" office:value-type="string" calcext:value-type="string">
            <text:p>Regla del Trapecio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f(x)</text:p>
          </table:table-cell>
          <table:table-cell table:style-name="ce3" office:value-type="string" calcext:value-type="string">
            <text:p>Área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4" table:formula="of:=[.C3]" office:value-type="float" office:value="1" calcext:value-type="float">
            <text:p>1</text:p>
          </table:table-cell>
          <table:table-cell table:style-name="ce4" table:formula="of:=1/[.F41]" office:value-type="float" office:value="1" calcext:value-type="float">
            <text:p>1</text:p>
          </table:table-cell>
          <table:table-cell table:style-name="ce4" table:formula="of:=([.C$6]/2)*[.G41]" office:value-type="float" office:value="0.1" calcext:value-type="float">
            <text:p>0,1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float" office:value="1.2" calcext:value-type="float">
            <text:p>1,2</text:p>
          </table:table-cell>
          <table:table-cell table:style-name="ce4" table:formula="of:=2*(1/[.F42])" office:value-type="float" office:value="1.66666666666667" calcext:value-type="float">
            <text:p>1,66666666666667</text:p>
          </table:table-cell>
          <table:table-cell table:style-name="ce4" table:formula="of:=([.C$6]/2)*[.G42]" office:value-type="float" office:value="0.166666666666667" calcext:value-type="float">
            <text:p>0,166666666666667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.4" calcext:value-type="float">
            <text:p>1,4</text:p>
          </table:table-cell>
          <table:table-cell table:style-name="ce4" table:formula="of:=2*(1/[.F43])" office:value-type="float" office:value="1.42857142857143" calcext:value-type="float">
            <text:p>1,42857142857143</text:p>
          </table:table-cell>
          <table:table-cell table:style-name="ce4" table:formula="of:=([.C$6]/2)*[.G43]" office:value-type="float" office:value="0.142857142857143" calcext:value-type="float">
            <text:p>0,142857142857143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.6" calcext:value-type="float">
            <text:p>1,6</text:p>
          </table:table-cell>
          <table:table-cell table:style-name="ce4" table:formula="of:=2*(1/[.F44])" office:value-type="float" office:value="1.25" calcext:value-type="float">
            <text:p>1,25</text:p>
          </table:table-cell>
          <table:table-cell table:style-name="ce4" table:formula="of:=([.C$6]/2)*[.G44]" office:value-type="float" office:value="0.125" calcext:value-type="float">
            <text:p>0,125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1.8" calcext:value-type="float">
            <text:p>1,8</text:p>
          </table:table-cell>
          <table:table-cell table:style-name="ce4" table:formula="of:=2*(1/[.F45])" office:value-type="float" office:value="1.11111111111111" calcext:value-type="float">
            <text:p>1,11111111111111</text:p>
          </table:table-cell>
          <table:table-cell table:style-name="ce4" table:formula="of:=([.C$6]/2)*[.G45]" office:value-type="float" office:value="0.111111111111111" calcext:value-type="float">
            <text:p>0,111111111111111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2*(1/[.F46])" office:value-type="float" office:value="1" calcext:value-type="float">
            <text:p>1</text:p>
          </table:table-cell>
          <table:table-cell table:style-name="ce4" table:formula="of:=([.C$6]/2)*[.G46]" office:value-type="float" office:value="0.1" calcext:value-type="float">
            <text:p>0,1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4" office:value-type="float" office:value="2.2" calcext:value-type="float">
            <text:p>2,2</text:p>
          </table:table-cell>
          <table:table-cell table:style-name="ce4" table:formula="of:=2*(1/[.F47])" office:value-type="float" office:value="0.909090909090909" calcext:value-type="float">
            <text:p>0,909090909090909</text:p>
          </table:table-cell>
          <table:table-cell table:style-name="ce4" table:formula="of:=([.C$6]/2)*[.G47]" office:value-type="float" office:value="0.0909090909090909" calcext:value-type="float">
            <text:p>0,090909090909091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4" office:value-type="float" office:value="2.4" calcext:value-type="float">
            <text:p>2,4</text:p>
          </table:table-cell>
          <table:table-cell table:style-name="ce4" table:formula="of:=2*(1/[.F48])" office:value-type="float" office:value="0.833333333333333" calcext:value-type="float">
            <text:p>0,833333333333333</text:p>
          </table:table-cell>
          <table:table-cell table:style-name="ce4" table:formula="of:=([.C$6]/2)*[.G48]" office:value-type="float" office:value="0.0833333333333333" calcext:value-type="float">
            <text:p>0,083333333333333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4" office:value-type="float" office:value="2.6" calcext:value-type="float">
            <text:p>2,6</text:p>
          </table:table-cell>
          <table:table-cell table:style-name="ce4" table:formula="of:=2*(1/[.F49])" office:value-type="float" office:value="0.769230769230769" calcext:value-type="float">
            <text:p>0,769230769230769</text:p>
          </table:table-cell>
          <table:table-cell table:style-name="ce4" table:formula="of:=([.C$6]/2)*[.G49]" office:value-type="float" office:value="0.0769230769230769" calcext:value-type="float">
            <text:p>0,076923076923077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4" office:value-type="float" office:value="2.8" calcext:value-type="float">
            <text:p>2,8</text:p>
          </table:table-cell>
          <table:table-cell table:style-name="ce4" table:formula="of:=2*(1/[.F50])" office:value-type="float" office:value="0.714285714285714" calcext:value-type="float">
            <text:p>0,714285714285714</text:p>
          </table:table-cell>
          <table:table-cell table:style-name="ce4" table:formula="of:=([.C$6]/2)*[.G50]" office:value-type="float" office:value="0.0714285714285714" calcext:value-type="float">
            <text:p>0,071428571428571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1/[.F51]" office:value-type="float" office:value="0.333333333333333" calcext:value-type="float">
            <text:p>0,333333333333333</text:p>
          </table:table-cell>
          <table:table-cell table:style-name="ce4" table:formula="of:=([.C$6]/2)*[.G51]" office:value-type="float" office:value="0.0333333333333333" calcext:value-type="float">
            <text:p>0,033333333333333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3" office:value-type="string" calcext:value-type="string">
            <text:p>Valor Aproximado</text:p>
          </table:table-cell>
          <table:table-cell table:style-name="ce4" table:formula="of:=SUM([.H41:.H51])" office:value-type="float" office:value="1.10156232656233" calcext:value-type="float">
            <text:p>1,10156232656233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3" office:value-type="string" calcext:value-type="string">
            <text:p>Valor Real</text:p>
          </table:table-cell>
          <table:table-cell table:style-name="ce4" table:formula="of:=LN(3)" office:value-type="float" office:value="1.09861228866811" calcext:value-type="float">
            <text:p>1,09861228866811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3" office:value-type="string" calcext:value-type="string">
            <text:p>Error Absoluto</text:p>
          </table:table-cell>
          <table:table-cell table:style-name="ce4" table:formula="of:=ABS(([.H53]-[.H52])/[.H53])" office:value-type="float" office:value="0.00268524021135184" calcext:value-type="float">
            <text:p>0,002685240211352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3" office:value-type="string" calcext:value-type="string">
            <text:p>Error Relativo</text:p>
          </table:table-cell>
          <table:table-cell table:style-name="ce4" table:formula="of:=[.H54]*100" office:value-type="float" office:value="0.268524021135184" calcext:value-type="float">
            <text:p>0,268524021135184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6"/>
          <table:table-cell table:style-name="ce3" office:value-type="string" calcext:value-type="string">
            <text:p>Suma de Rectángulos Exteriores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f(x)</text:p>
          </table:table-cell>
          <table:table-cell table:style-name="ce3" office:value-type="string" calcext:value-type="string">
            <text:p>Área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4" table:formula="of:=[.C3]" office:value-type="float" office:value="1" calcext:value-type="float">
            <text:p>1</text:p>
          </table:table-cell>
          <table:table-cell table:style-name="ce4" table:formula="of:=1/[.F60]" office:value-type="float" office:value="1" calcext:value-type="float">
            <text:p>1</text:p>
          </table:table-cell>
          <table:table-cell table:style-name="ce4" table:formula="of:=[.G60]*[.C$6]" office:value-type="float" office:value="0.2" calcext:value-type="float">
            <text:p>0,2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4" table:formula="of:=[.F60]+[.C$6]" office:value-type="float" office:value="1.2" calcext:value-type="float">
            <text:p>1,2</text:p>
          </table:table-cell>
          <table:table-cell table:style-name="ce4" table:formula="of:=1/[.F61]" office:value-type="float" office:value="0.833333333333333" calcext:value-type="float">
            <text:p>0,833333333333333</text:p>
          </table:table-cell>
          <table:table-cell table:style-name="ce4" table:formula="of:=[.G61]*[.C$6]" office:value-type="float" office:value="0.166666666666667" calcext:value-type="float">
            <text:p>0,166666666666667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4" table:formula="of:=[.F61]+[.C$6]" office:value-type="float" office:value="1.4" calcext:value-type="float">
            <text:p>1,4</text:p>
          </table:table-cell>
          <table:table-cell table:style-name="ce4" table:formula="of:=1/[.F62]" office:value-type="float" office:value="0.714285714285714" calcext:value-type="float">
            <text:p>0,714285714285714</text:p>
          </table:table-cell>
          <table:table-cell table:style-name="ce4" table:formula="of:=[.G62]*[.C$6]" office:value-type="float" office:value="0.142857142857143" calcext:value-type="float">
            <text:p>0,142857142857143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4" table:formula="of:=[.F62]+[.C$6]" office:value-type="float" office:value="1.6" calcext:value-type="float">
            <text:p>1,6</text:p>
          </table:table-cell>
          <table:table-cell table:style-name="ce4" table:formula="of:=1/[.F63]" office:value-type="float" office:value="0.625" calcext:value-type="float">
            <text:p>0,625</text:p>
          </table:table-cell>
          <table:table-cell table:style-name="ce4" table:formula="of:=[.G63]*[.C$6]" office:value-type="float" office:value="0.125" calcext:value-type="float">
            <text:p>0,125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4" table:formula="of:=[.F63]+[.C$6]" office:value-type="float" office:value="1.8" calcext:value-type="float">
            <text:p>1,8</text:p>
          </table:table-cell>
          <table:table-cell table:style-name="ce4" table:formula="of:=1/[.F64]" office:value-type="float" office:value="0.555555555555556" calcext:value-type="float">
            <text:p>0,555555555555556</text:p>
          </table:table-cell>
          <table:table-cell table:style-name="ce4" table:formula="of:=[.G64]*[.C$6]" office:value-type="float" office:value="0.111111111111111" calcext:value-type="float">
            <text:p>0,111111111111111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4" table:formula="of:=[.F64]+[.C$6]" office:value-type="float" office:value="2" calcext:value-type="float">
            <text:p>2</text:p>
          </table:table-cell>
          <table:table-cell table:style-name="ce4" table:formula="of:=1/[.F65]" office:value-type="float" office:value="0.5" calcext:value-type="float">
            <text:p>0,5</text:p>
          </table:table-cell>
          <table:table-cell table:style-name="ce4" table:formula="of:=[.G65]*[.C$6]" office:value-type="float" office:value="0.1" calcext:value-type="float">
            <text:p>0,1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4" table:formula="of:=[.F65]+[.C$6]" office:value-type="float" office:value="2.2" calcext:value-type="float">
            <text:p>2,2</text:p>
          </table:table-cell>
          <table:table-cell table:style-name="ce4" table:formula="of:=1/[.F66]" office:value-type="float" office:value="0.454545454545455" calcext:value-type="float">
            <text:p>0,454545454545455</text:p>
          </table:table-cell>
          <table:table-cell table:style-name="ce4" table:formula="of:=[.G66]*[.C$6]" office:value-type="float" office:value="0.0909090909090909" calcext:value-type="float">
            <text:p>0,090909090909091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4" table:formula="of:=[.F66]+[.C$6]" office:value-type="float" office:value="2.4" calcext:value-type="float">
            <text:p>2,4</text:p>
          </table:table-cell>
          <table:table-cell table:style-name="ce4" table:formula="of:=1/[.F67]" office:value-type="float" office:value="0.416666666666667" calcext:value-type="float">
            <text:p>0,416666666666667</text:p>
          </table:table-cell>
          <table:table-cell table:style-name="ce4" table:formula="of:=[.G67]*[.C$6]" office:value-type="float" office:value="0.0833333333333333" calcext:value-type="float">
            <text:p>0,083333333333333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4" table:formula="of:=[.F67]+[.C$6]" office:value-type="float" office:value="2.6" calcext:value-type="float">
            <text:p>2,6</text:p>
          </table:table-cell>
          <table:table-cell table:style-name="ce4" table:formula="of:=1/[.F68]" office:value-type="float" office:value="0.384615384615385" calcext:value-type="float">
            <text:p>0,384615384615385</text:p>
          </table:table-cell>
          <table:table-cell table:style-name="ce4" table:formula="of:=[.G68]*[.C$6]" office:value-type="float" office:value="0.0769230769230769" calcext:value-type="float">
            <text:p>0,076923076923077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4" table:formula="of:=[.F68]+[.C$6]" office:value-type="float" office:value="2.8" calcext:value-type="float">
            <text:p>2,8</text:p>
          </table:table-cell>
          <table:table-cell table:style-name="ce4" table:formula="of:=1/[.F69]" office:value-type="float" office:value="0.357142857142857" calcext:value-type="float">
            <text:p>0,357142857142857</text:p>
          </table:table-cell>
          <table:table-cell table:style-name="ce4" table:formula="of:=[.G69]*[.C$6]" office:value-type="float" office:value="0.0714285714285714" calcext:value-type="float">
            <text:p>0,071428571428571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4" table:formula="of:=[.F69]+[.C$6]" office:value-type="float" office:value="3" calcext:value-type="float">
            <text:p>3</text:p>
          </table:table-cell>
          <table:table-cell table:style-name="ce4" table:formula="of:=1/[.F70]" office:value-type="float" office:value="0.333333333333333" calcext:value-type="float">
            <text:p>0,333333333333333</text:p>
          </table:table-cell>
          <table:table-cell table:style-name="ce4"/>
          <table:table-cell table:number-columns-repeated="56"/>
        </table:table-row>
        <table:table-row table:style-name="ro1">
          <table:table-cell table:number-columns-repeated="6"/>
          <table:table-cell table:style-name="ce3" office:value-type="string" calcext:value-type="string">
            <text:p>Valor Aproximado</text:p>
          </table:table-cell>
          <table:table-cell table:style-name="ce4" table:formula="of:=SUM([.H60:.H70])" office:value-type="float" office:value="1.16822899322899" calcext:value-type="float">
            <text:p>1,16822899322899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3" office:value-type="string" calcext:value-type="string">
            <text:p>Valor Real</text:p>
          </table:table-cell>
          <table:table-cell table:style-name="ce4" table:formula="of:=LN(3)" office:value-type="float" office:value="1.09861228866811" calcext:value-type="float">
            <text:p>1,09861228866811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3" office:value-type="string" calcext:value-type="string">
            <text:p>Error Absoluto</text:p>
          </table:table-cell>
          <table:table-cell table:style-name="ce4" table:formula="of:=ABS(([.H72]-[.H71])/[.H72])" office:value-type="float" office:value="0.0633678553198077" calcext:value-type="float">
            <text:p>0,063367855319808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3" office:value-type="string" calcext:value-type="string">
            <text:p>Error Relativo</text:p>
          </table:table-cell>
          <table:table-cell table:style-name="ce4" table:formula="of:=ABS(([.H73]-[.H72])/[.H73])" office:value-type="float" office:value="16.3370596672964" calcext:value-type="float">
            <text:p>16,3370596672964</text:p>
          </table:table-cell>
          <table:table-cell table:number-columns-repeated="56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 style:data-style-name="N2" text:time-value="21:17:17.3867117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0T19:54:06.680613589</meta:creation-date>
    <dc:date>2020-06-13T22:55:57.312849829</dc:date>
    <meta:editing-duration>PT4H21M49S</meta:editing-duration>
    <meta:editing-cycles>4</meta:editing-cycles>
    <meta:generator>LibreOffice/6.3.5.2$Linux_X86_64 LibreOffice_project/30$Build-2</meta:generator>
    <meta:document-statistic meta:table-count="2" meta:cell-count="495" meta:object-count="0"/>
  </office:meta>
</office:document-meta>
</file>